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036e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每次catkin_<text:span text:style-name="T1">make之后，记得source devel/setup.bas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08T21:59:30.074204412</meta:creation-date>
    <dc:date>2023-09-08T22:00:11.425820768</dc:date>
    <meta:editing-duration>PT41S</meta:editing-duration>
    <meta:editing-cycles>1</meta:editing-cycles>
    <meta:document-statistic meta:table-count="0" meta:image-count="0" meta:object-count="0" meta:page-count="1" meta:paragraph-count="1" meta:word-count="10" meta:character-count="41" meta:non-whitespace-character-count="40"/>
    <meta:generator>LibreOffice/6.0.7.3$Linux_X86_64 LibreOffice_project/00m0$Build-3</meta:generator>
  </office:meta>
</office:document-meta>
</file>